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officeooo:rsid="00079eb5" officeooo:paragraph-rsid="00079eb5"/>
    </style:style>
    <style:style style:name="P2" style:family="paragraph" style:parent-style-name="Standard">
      <style:text-properties fo:color="#000000" officeooo:rsid="00079eb5" officeooo:paragraph-rsid="00079eb5"/>
    </style:style>
    <style:style style:name="P3" style:family="paragraph" style:parent-style-name="Standard">
      <style:text-properties fo:color="#000000" style:font-name="Droid Sans Mono" fo:font-size="10.5pt" fo:font-weight="normal" officeooo:rsid="00081c0a" officeooo:paragraph-rsid="00079eb5" fo:background-color="#262335"/>
    </style:style>
    <style:style style:name="P4" style:family="paragraph" style:parent-style-name="Standard">
      <style:text-properties fo:color="#000000" officeooo:rsid="00081c0a" officeooo:paragraph-rsid="00081c0a"/>
    </style:style>
    <style:style style:name="P5" style:family="paragraph" style:parent-style-name="Standard">
      <style:text-properties fo:color="#000000" officeooo:rsid="000aa74f" officeooo:paragraph-rsid="000aa74f"/>
    </style:style>
    <style:style style:name="P6" style:family="paragraph" style:parent-style-name="Standard">
      <style:text-properties fo:color="#000000" officeooo:rsid="000aa74f" officeooo:paragraph-rsid="000b0c00"/>
    </style:style>
    <style:style style:name="P7" style:family="paragraph" style:parent-style-name="Standard">
      <style:text-properties fo:color="#000000" officeooo:rsid="000b0c00" officeooo:paragraph-rsid="000b0c00"/>
    </style:style>
    <style:style style:name="P8" style:family="paragraph" style:parent-style-name="Standard">
      <style:text-properties fo:color="#000000" officeooo:rsid="000babe8" officeooo:paragraph-rsid="000babe8"/>
    </style:style>
    <style:style style:name="P9" style:family="paragraph" style:parent-style-name="Standard">
      <style:text-properties fo:color="#000000" officeooo:rsid="000c98e4" officeooo:paragraph-rsid="000c98e4"/>
    </style:style>
    <style:style style:name="P10" style:family="paragraph" style:parent-style-name="Standard">
      <style:text-properties fo:color="#000000" officeooo:rsid="000cd089" officeooo:paragraph-rsid="000cd089"/>
    </style:style>
    <style:style style:name="P11" style:family="paragraph" style:parent-style-name="Standard">
      <style:text-properties fo:color="#000000" officeooo:rsid="00079eb5" officeooo:paragraph-rsid="00079eb5"/>
    </style:style>
    <style:style style:name="P12" style:family="paragraph" style:parent-style-name="Standard">
      <style:text-properties fo:color="#000000" officeooo:rsid="000f2f0f" officeooo:paragraph-rsid="000f2f0f"/>
    </style:style>
    <style:style style:name="T1" style:family="text">
      <style:text-properties officeooo:rsid="00093acd"/>
    </style:style>
    <style:style style:name="T2" style:family="text">
      <style:text-properties officeooo:rsid="000b0c00"/>
    </style:style>
    <style:style style:name="T3" style:family="text">
      <style:text-properties officeooo:rsid="000babe8"/>
    </style:style>
    <style:style style:name="T4" style:family="text">
      <style:text-properties officeooo:rsid="000c98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da parte A do trabalho</text:p>
      <text:p text:style-name="P1"/>
      <text:p text:style-name="P1"/>
      <text:p text:style-name="P2">bolha original</text:p>
      <text:p text:style-name="P2">completou a ordenação com aproximadamente 25 seg <text:s/>com 5999000 trocas <text:span text:style-name="T4">lista ultilizada</text:span><text:span text:style-name="T1"> l7</text:span></text:p>
      <text:p text:style-name="P2"/>
      <text:p text:style-name="P12">as versões v2 e v3 não tiveram um ganho de permanece aparente</text:p>
      <text:p text:style-name="P3"/>
      <text:p text:style-name="P2"><text:s/></text:p>
      <text:p text:style-name="P2"/>
      <text:p text:style-name="P4">selecao original</text:p>
      <text:p text:style-name="P5">usando a lista x7 e instantâneo <text:s/>ele faz 19 trocas</text:p>
      <text:p text:style-name="P5"/>
      <text:p text:style-name="P5">Variação1: Refaça o código original para que a busca pelo menor elemento (função mínimo) e a eliminação desse menor elemento da lista a ser ordenada (função remove) ocorra numa mesma função (remove_menor), sem a necessidade de se percorrer a lista duas vezes a cada iteração.</text:p>
      <text:p text:style-name="P5"/>
      <text:p text:style-name="P5"/>
      <text:p text:style-name="P5">usando a lista x7 e instantâneo <text:s/>ele faz 94 trocas</text:p>
      <text:p text:style-name="P5"/>
      <text:p text:style-name="P5">- Variação 2: Refaça a implementação do algoritmo Seleção usando funções genéricas (foldr ou foldr1) .</text:p>
      <text:p text:style-name="P5"/>
      <text:p text:style-name="P5">usando a lista x7 e instantâneo <text:s/>ele faz 19 trocas</text:p>
      <text:p text:style-name="P5"/>
      <text:p text:style-name="P5"/>
      <text:p text:style-name="P5"/>
      <text:p text:style-name="P5">Inserção</text:p>
      <text:p text:style-name="P5"/>
      <text:p text:style-name="P6">usando a lista x7 e instantâneo <text:s/>ele faz <text:span text:style-name="T2">115</text:span> <text:span text:style-name="T2">comparações </text:span></text:p>
      <text:p text:style-name="P7">usando a l7 levou alguns segundos mais foi bem rápido <text:s/>ele fez 2005000 comparações </text:p>
      <text:p text:style-name="P7"/>
      <text:p text:style-name="P7">Variação 1: Refaça a implementação do algoritmo Inserção usando funções genéricas</text:p>
      <text:p text:style-name="P7">(foldr ou foldr1).</text:p>
      <text:p text:style-name="P7"/>
      <text:p text:style-name="P7">usando a l7 levou alguns segundos tive a imprens<text:span text:style-name="T3">ã</text:span>o que demorou um pouco mais do que o original <text:s/>ele fez 6001001 comparações</text:p>
      <text:p text:style-name="P7"/>
      <text:p text:style-name="P7"/>
      <text:p text:style-name="P7">quicksort</text:p>
      <text:p text:style-name="P7">- Original Quicksort: implementação do código visto em aula.</text:p>
      <text:p text:style-name="P8"/>
      <text:p text:style-name="P8">Ele bem mais rápido, tem permanece bem melhor do que os anteriores e faz menos comparações 4001</text:p>
      <text:p text:style-name="P8"/>
      <text:p text:style-name="P8">Variação 1: modifique o algoritmo original para que ao invés dos elementos maiores e</text:p>
      <text:p text:style-name="P8">menores serem encontrados com buscas independentes, que seja elaborada e utilizada a</text:p>
      <text:p text:style-name="P8">função divide que percorre a lista uma única vez, retornando os elementos menores em uma</text:p>
      <text:p text:style-name="P8">lista e os elementos menores em outra. </text:p>
      <text:p text:style-name="P8"/>
      <text:p text:style-name="P9">Essa variação faz <text:s/>com que ele fique um pouco mais lento do que o original, comparações 4002000</text:p>
      <text:p text:style-name="P9"/>
      <text:p text:style-name="P9"><text:soft-page-break/></text:p>
      <text:p text:style-name="P9">- Variação 2: modifique a variação 1 para que o elemento pivô seja obtido a partir da análise</text:p>
      <text:p text:style-name="P9">dos 3 primeiros elementos da lista, sendo que o pivô será o elemento mediano entre eles.</text:p>
      <text:p text:style-name="P9">Exemplo: na lista [3, 9, 4, 7, 8, 1, 2], os elementos 3, 9 e 4 seriam analisados e o pivô escolhido</text:p>
      <text:p text:style-name="P9">seria 4. Caso a lista a ser analisada tenha menos que 3 elementos, o pivô é sempre o primeiro.</text:p>
      <text:p text:style-name="P9"/>
      <text:p text:style-name="P9">Essa variação faz <text:s/>com que ele fique um pouco mais lento do que o original, e um pouco mais rapido do que a variação anterior comparações 3998005</text:p>
      <text:p text:style-name="P9"/>
      <text:p text:style-name="P9">mergesort</text:p>
      <text:p text:style-name="P9"/>
      <text:p text:style-name="P10">sem duvidada o merge_sort o mais rapido de todos mais nos meus testes ele não consegue fazer a ordenação <text:s/>da l3 para frente ele da essa mensagem de erro</text:p>
      <text:p text:style-name="P10"/>
      <text:p text:style-name="P10">(*** Exception: resolucao.hs:(416,1)-(421,38): Non-exhaustive patterns in function dividT</text:p>
      <text:p text:style-name="P10"/>
      <text:p text:style-name="P10">então eu tenho conclusão se fosse para escolher para listas grande a minha implementação do marge_sort não funciona, então escolheria o quicksort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09:05:25.442556656</meta:creation-date>
    <dc:date>2021-05-25T12:42:36.046316381</dc:date>
    <meta:editing-duration>PT18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4" meta:word-count="441" meta:character-count="2578" meta:non-whitespace-character-count="2155"/>
  </office:meta>
</office:document-meta>
</file>